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.get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FindMethod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Benchmark_jackson.testFin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pre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ParseJson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ToJson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FindMethodCo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Compress( boolean 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ValidateParams( String validate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Validate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SubmitParams( String submi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QueryParams( String query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Parse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nchmark_jackson.testTo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Struc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isComp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getSubm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.setStructures( String struc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